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text-properties fo:font-size="22pt" style:font-size-asian="22pt" style:font-size-complex="22pt"/>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Standard">
      <style:paragraph-properties fo:text-align="start" style:justify-single-word="false"/>
    </style:style>
    <style:style style:name="T1" style:family="text">
      <style:text-properties fo:color="#000000"/>
    </style:style>
    <style:style style:name="T2" style:family="text">
      <style:text-properties fo:color="#000000" fo:font-size="15pt" fo:font-weight="bold" style:font-size-asian="13.1000003814697pt" style:font-weight-asian="bold" style:font-size-complex="15pt" style:font-weight-complex="bold"/>
    </style:style>
    <style:style style:name="T3" style:family="text">
      <style:text-properties fo:font-size="15pt" fo:font-weight="bold" style:font-size-asian="13.1000003814697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ectronics and Computer Science</text:p>
      <text:p text:style-name="P3">Faculty of Physical and Applied Sciences</text:p>
      <text:p text:style-name="P3">University of Southampton</text:p>
      <text:p text:style-name="P5"/>
      <text:p text:style-name="P5"/>
      <text:p text:style-name="P5"/>
      <text:p text:style-name="P5"/>
      <text:p text:style-name="P5">Alexandros-Pana Oikonomou</text:p>
      <text:p text:style-name="P5"/>
      <text:p text:style-name="P5">12/12/2012</text:p>
      <text:p text:style-name="P4"/>
      <text:p text:style-name="P4"/>
      <text:p text:style-name="P4"/>
      <text:p text:style-name="P5">Solving the Conjugate Gradient Method on a SpiNNaker Chip</text:p>
      <text:p text:style-name="P5"/>
      <text:p text:style-name="P5"/>
      <text:p text:style-name="P5"/>
      <text:p text:style-name="P5">Project supervisor: Jeff Reeve</text:p>
      <text:p text:style-name="P5">Second examiner: Markus Breede<text:tab/></text:p>
      <text:p text:style-name="P5"/>
      <text:p text:style-name="P5"/>
      <text:p text:style-name="P5"/>
      <text:p text:style-name="P5">A project progress report submitted for the award of</text:p>
      <text:p text:style-name="P5">BSc Computer Science</text:p>
      <text:p text:style-name="P5"/>
      <text:p text:style-name="P2"/>
      <text:p text:style-name="P6"><text:soft-page-break/><text:span text:style-name="T3">Abstract </text:span></text:p>
      <text:p text:style-name="P6"><text:span text:style-name="T2"/></text:p>
      <text:p text:style-name="P6"><text:span text:style-name="T2"/></text:p>
      <text:p text:style-name="P6"><text:span text:style-name="T1">SpiNNaker is an asynchronous, event-driven parallel architecture designed to simulate the human brain. It has been designed to operate as a large scale neural in real-time network using a System-on-Chip multicore system. Its architecture is different from usual parallel computers, by only using spikes to communicate, with no notion of sequential programming existing. That way it avoids usual pitfalls of parallel comouting, such as race conditions and deadlocks. <text:s/>So far the most prominent uses of this architecture have been in neuroscience and robotics. The aim of this project is to put into use SpiNNaker's architecture by bringing it closer to classic computer science problems. The given problem is the conjugate gradient method, an iterative way of solving particular systems linear equ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2-12-09T12:59:45</meta:creation-date>
    <dc:date>2012-12-09T13:06:33</dc:date>
    <dc:creator>alex </dc:creator>
    <meta:editing-duration>PT1M23S</meta:editing-duration>
    <meta:editing-cycles>3</meta:editing-cycles>
    <meta:generator>LibreOffice/3.5$Linux_X86_64 LibreOffice_project/350m1$Build-2</meta:generator>
    <meta:document-statistic meta:table-count="0" meta:image-count="0" meta:object-count="0" meta:page-count="3" meta:paragraph-count="12" meta:word-count="167" meta:character-count="1140" meta:non-whitespace-character-count="976"/>
  </office:meta>
</office:document-meta>
</file>